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1" draw:layer="layout" svg:width="1.27cm" svg:height="1.27cm" svg:x="2.27cm" svg:y="5.145cm">
          <text:p text:style-name="P1"><text:span text:style-name="T1">Spik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2" draw:layer="layout" svg:width="3.175cm" svg:height="1.27cm" svg:x="4.81cm" svg:y="2.91cm">
          <text:p text:style-name="P1"><text:span text:style-name="T2">TxtSpkHandl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05cm" svg:y1="5.145cm" svg:x2="4.81cm" svg:y2="3.545cm" draw:start-shape="id1" draw:start-glue-point="5" draw:end-shape="id2" draw:end-glue-point="3" svg:d="m2905 5145v-1600h1905">
          <text:p/>
        </draw:connector>
        <draw:custom-shape draw:style-name="gr1" draw:text-style-name="P3" draw:id="id4" draw:layer="layout" svg:width="3.175cm" svg:height="1.27cm" svg:x="13.911cm" svg:y="2.91cm">
          <text:p text:style-name="P1"><text:span text:style-name="T2">Patter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" draw:layer="layout" svg:width="3.175cm" svg:height="1.27cm" svg:x="9.511cm" svg:y="2.91cm">
          <text:p text:style-name="P1"><text:span text:style-name="T2">CountMatr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85cm" svg:y1="3.545cm" svg:x2="9.511cm" svg:y2="3.545cm" draw:start-shape="id2" draw:start-glue-point="1" draw:end-shape="id3" draw:end-glue-point="3" svg:d="m7985 3545h1526">
          <text:p/>
        </draw:connector>
        <draw:connector draw:style-name="gr2" draw:text-style-name="P1" draw:layer="layout" svg:x1="12.686cm" svg:y1="3.545cm" svg:x2="13.911cm" svg:y2="3.545cm" draw:start-shape="id3" draw:start-glue-point="1" draw:end-shape="id4" svg:d="m12686 3545h1225">
          <text:p/>
        </draw:connector>
        <draw:custom-shape draw:style-name="gr1" draw:text-style-name="P3" draw:id="id6" draw:layer="layout" svg:width="3.175cm" svg:height="1.27cm" svg:x="13.912cm" svg:y="5.125cm">
          <text:p text:style-name="P1"><text:span text:style-name="T2">TxtBahav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27cm" svg:height="1.27cm" svg:x="10.57cm" svg:y="5.125cm">
          <text:p text:style-name="P1"><text:span text:style-name="T1">Beh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11.84cm" svg:y1="5.76cm" svg:x2="13.912cm" svg:y2="5.76cm" draw:start-shape="id5" draw:start-glue-point="8" draw:end-shape="id6" draw:end-glue-point="3" svg:d="m11840 5760h2072">
          <text:p/>
        </draw:connector>
        <draw:custom-shape draw:style-name="gr1" draw:text-style-name="P3" draw:id="id7" draw:layer="layout" svg:width="3.175cm" svg:height="1.27cm" svg:x="18.312cm" svg:y="2.91cm">
          <text:p text:style-name="P1"><text:span text:style-name="T2">DSBuil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086cm" svg:y1="3.545cm" svg:x2="18.312cm" svg:y2="3.545cm" draw:start-shape="id4" draw:start-glue-point="1" draw:end-shape="id7" draw:end-glue-point="3" svg:d="m17086 3545h1226">
          <text:p/>
        </draw:connector>
        <draw:connector draw:style-name="gr2" draw:text-style-name="P1" draw:layer="layout" svg:x1="17.087cm" svg:y1="5.76cm" svg:x2="19.899cm" svg:y2="4.18cm" draw:start-shape="id6" draw:start-glue-point="1" draw:end-shape="id7" draw:end-glue-point="2" svg:d="m17087 5760h2812v-1580">
          <text:p/>
        </draw:connector>
        <draw:custom-shape draw:style-name="gr1" draw:text-style-name="P2" draw:id="id8" draw:layer="layout" svg:width="1.27cm" svg:height="1.26cm" svg:x="22.77cm" svg:y="2.915cm">
          <text:p text:style-name="P1"><text:span text:style-name="T1">Arff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21.487cm" svg:y1="3.545cm" svg:x2="22.77cm" svg:y2="3.545cm" draw:start-shape="id7" draw:start-glue-point="1" draw:end-shape="id8" draw:end-glue-point="6" svg:d="m21487 3545h1283">
          <text:p/>
        </draw:connector>
        <draw:frame draw:style-name="gr3" draw:text-style-name="P4" draw:layer="layout" svg:width="14.464cm" svg:height="0.962cm" svg:x="6.744cm" svg:y="1.635cm">
          <draw:text-box>
            <text:p><text:span text:style-name="T3">Weka data file generation from spike time files</text:span></text:p>
          </draw:text-box>
        </draw:frame>
      </draw:page>
      <draw:page draw:name="page2" draw:style-name="dp1" draw:master-page-name="Padrão">
        <draw:custom-shape draw:style-name="gr1" draw:text-style-name="P2" draw:id="id9" draw:layer="layout" svg:width="1.27cm" svg:height="1.27cm" svg:x="2.271cm" svg:y="5.146cm">
          <text:p text:style-name="P1"><text:span text:style-name="T1">Spik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10" draw:layer="layout" svg:width="3.175cm" svg:height="1.27cm" svg:x="4.811cm" svg:y="2.911cm">
          <text:p text:style-name="P1"><text:span text:style-name="T2">TxtSpkHandl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06cm" svg:y1="5.146cm" svg:x2="4.811cm" svg:y2="3.546cm" draw:start-shape="id9" draw:start-glue-point="5" draw:end-shape="id10" draw:end-glue-point="3" svg:d="m2906 5146v-1600h1905">
          <text:p/>
        </draw:connector>
        <draw:connector draw:style-name="gr2" draw:text-style-name="P1" draw:layer="layout" svg:x1="7.986cm" svg:y1="3.546cm" svg:x2="9.512cm" svg:y2="3.546cm" draw:start-shape="id10" draw:start-glue-point="1" svg:d="m7986 3546h1526">
          <text:p/>
        </draw:connector>
        <draw:custom-shape draw:style-name="gr4" draw:text-style-name="P3" draw:id="id13" draw:layer="layout" svg:width="3.175cm" svg:height="1.27cm" svg:x="9.534cm" svg:y="6.495cm">
          <text:p text:style-name="P1"><text:span text:style-name="T2">DSBuild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2" draw:layer="layout" svg:width="3.175cm" svg:height="1.27cm" svg:x="4.847cm" svg:y="6.495cm">
          <text:p text:style-name="P1"><text:span text:style-name="T2">TxtBahav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1.27cm" svg:height="1.27cm" svg:x="2.27cm" svg:y="8.45cm">
          <text:p text:style-name="P1"><text:span text:style-name="T1">Beh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3.54cm" svg:y1="9.085cm" svg:x2="4.847cm" svg:y2="7.13cm" draw:start-shape="id11" draw:start-glue-point="8" draw:end-shape="id12" draw:end-glue-point="3" svg:d="m3540 9085h654v-1955h653">
          <text:p/>
        </draw:connector>
        <draw:connector draw:style-name="gr2" draw:text-style-name="P1" draw:layer="layout" svg:x1="8.022cm" svg:y1="7.13cm" svg:x2="9.534cm" svg:y2="7.13cm" draw:start-shape="id12" draw:start-glue-point="1" draw:end-shape="id13" draw:end-glue-point="3" svg:d="m8022 7130h1512">
          <text:p/>
        </draw:connector>
        <draw:connector draw:style-name="gr2" draw:text-style-name="P1" draw:layer="layout" svg:x1="11.121cm" svg:y1="6.495cm" svg:x2="6.398cm" svg:y2="4.181cm" draw:start-shape="id13" draw:start-glue-point="0" draw:end-shape="id10" draw:end-glue-point="2" svg:d="m11121 6495v-1157h-4723v-1157">
          <text:p/>
        </draw:connector>
        <draw:custom-shape draw:style-name="gr1" draw:text-style-name="P3" draw:id="id15" draw:layer="layout" svg:width="3.175cm" svg:height="1.27cm" svg:x="13.912cm" svg:y="2.91cm">
          <text:p text:style-name="P1"><text:span text:style-name="T2">Patter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4" draw:layer="layout" svg:width="3.175cm" svg:height="1.27cm" svg:x="9.519cm" svg:y="2.91cm">
          <text:p text:style-name="P1"><text:span text:style-name="T2">CountMatr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694cm" svg:y1="3.545cm" svg:x2="13.912cm" svg:y2="3.545cm" draw:start-shape="id14" draw:start-glue-point="1" draw:end-shape="id15" svg:d="m12694 3545h1218">
          <text:p/>
        </draw:connector>
        <draw:connector draw:style-name="gr2" draw:text-style-name="P1" draw:layer="layout" svg:x1="11.121cm" svg:y1="6.495cm" svg:x2="11.106cm" svg:y2="4.18cm" draw:start-shape="id13" draw:start-glue-point="0" draw:end-shape="id14" svg:d="m11121 6495v-1157h-15v-1158">
          <text:p/>
        </draw:connector>
        <draw:connector draw:style-name="gr2" draw:text-style-name="P1" draw:layer="layout" svg:x1="11.121cm" svg:y1="6.495cm" svg:x2="15.499cm" svg:y2="4.18cm" draw:start-shape="id13" draw:start-glue-point="0" draw:end-shape="id15" svg:d="m11121 6495v-1157h4378v-1158">
          <text:p/>
        </draw:connector>
        <draw:frame draw:style-name="gr3" draw:text-style-name="P5" draw:layer="layout" svg:width="2.314cm" svg:height="0.645cm" svg:x="2.27cm" svg:y="2.905cm">
          <draw:text-box>
            <text:p text:style-name="P5"><text:span text:style-name="T1">Spike times</text:span></text:p>
          </draw:text-box>
        </draw:frame>
        <draw:frame draw:style-name="gr3" draw:text-style-name="P6" draw:layer="layout" svg:width="0.756cm" svg:height="0.645cm" svg:x="5.645cm" svg:y="4.6cm">
          <draw:text-box>
            <text:p><text:span text:style-name="T4">A</text:span></text:p>
          </draw:text-box>
        </draw:frame>
        <draw:frame draw:style-name="gr3" draw:text-style-name="P6" draw:layer="layout" svg:width="0.756cm" svg:height="0.645cm" svg:x="10.345cm" svg:y="4.601cm">
          <draw:text-box>
            <text:p><text:span text:style-name="T4">B</text:span></text:p>
          </draw:text-box>
        </draw:frame>
        <draw:frame draw:style-name="gr3" draw:text-style-name="P6" draw:layer="layout" svg:width="0.756cm" svg:height="0.645cm" svg:x="14.745cm" svg:y="4.601cm">
          <draw:text-box>
            <text:p><text:span text:style-name="T4">C</text:span></text:p>
          </draw:text-box>
        </draw:frame>
        <draw:frame draw:style-name="gr3" draw:text-style-name="P5" draw:layer="layout" svg:width="3.012cm" svg:height="1.039cm" svg:x="4.17cm" svg:y="8.006cm">
          <draw:text-box>
            <text:p text:style-name="P5"><text:span text:style-name="T1">Animal behavior</text:span></text:p>
            <text:p text:style-name="P5"><text:span text:style-name="T1">information</text:span></text:p>
          </draw:text-box>
        </draw:frame>
        <draw:custom-shape draw:style-name="gr1" draw:text-style-name="P3" draw:id="id16" draw:layer="layout" svg:width="3.175cm" svg:height="1.27cm" svg:x="9.534cm" svg:y="9.895cm">
          <text:p text:style-name="P1"><text:span text:style-name="T2">AnimalSetu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21cm" svg:y1="9.895cm" svg:x2="11.121cm" svg:y2="7.765cm" draw:start-shape="id16" draw:start-glue-point="0" draw:end-shape="id13" draw:end-glue-point="2" svg:d="m11121 9895v-2130">
          <text:p/>
        </draw:connector>
        <draw:frame draw:style-name="gr3" draw:text-style-name="P5" draw:layer="layout" svg:width="3.245cm" svg:height="0.645cm" svg:x="11.07cm" svg:y="8.307cm">
          <draw:text-box>
            <text:p text:style-name="P5"><text:span text:style-name="T1">Setup information</text:span></text:p>
          </draw:text-box>
        </draw:frame>
        <draw:frame draw:style-name="gr3" draw:text-style-name="P6" draw:layer="layout" svg:width="5.121cm" svg:height="1.827cm" svg:x="1.745cm" svg:y="13.001cm">
          <draw:text-box>
            <text:p><text:span text:style-name="T4">A</text:span><text:span text:style-name="T2">: spk path, big interval, filter;</text:span></text:p>
            <text:p><text:span text:style-name="T4">B</text:span><text:span text:style-name="T2">: spikes, binSize;</text:span></text:p>
            <text:p><text:span text:style-name="T4">C</text:span><text:span text:style-name="T2">: patterns, output filename</text:span></text:p>
            <text:p><text:span text:style-name="T4">D</text:span><text:span text:style-name="T2">: bigInterval, list of labels;</text:span></text:p>
          </draw:text-box>
        </draw:frame>
        <draw:frame draw:style-name="gr3" draw:text-style-name="P6" draw:layer="layout" svg:width="0.756cm" svg:height="0.645cm" svg:x="8.345cm" svg:y="6.401cm">
          <draw:text-box>
            <text:p><text:span text:style-name="T4">D</text:span></text:p>
          </draw:text-box>
        </draw:frame>
        <draw:frame draw:style-name="gr5" draw:layer="layout" svg:width="6.745cm" svg:height="0.646cm" svg:x="21.955cm" svg:y="19.354cm">
          <draw:text-box>
            <text:p><text:span text:style-name="T2">Nivaldo Vasconcelos, June 04, 2010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10:10:53.51</meta:creation-date>
    <dc:date>2010-06-04T01:39:29</dc:date>
    <meta:editing-duration>PT01H05M47S</meta:editing-duration>
    <meta:editing-cycles>4</meta:editing-cycles>
    <meta:generator>OpenOffice.org/3.2$Linux OpenOffice.org_project/320m12$Build-9483</meta:generator>
    <meta:document-statistic meta:object-count="42"/>
    <meta:user-defined meta:name="Informações 1"/>
    <meta:user-defined meta:name="Informações 2"/>
    <meta:user-defined meta:name="Informações 3"/>
    <meta:user-defined meta:name="Informações 4"/>
  </office:meta>
</office:document-meta>
</file>